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1" style:family="table">
      <style:table-properties style:width="17cm" fo:margin-left="-0.206cm" fo:margin-top="0cm" fo:margin-bottom="0cm" table:align="left" style:writing-mode="lr-tb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1"/>
    </style:style>
    <style:style style:name="Table2" style:family="table">
      <style:table-properties style:width="17cm" fo:margin-left="-0.206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1"/>
    </style:style>
    <style:style style:name="Table3" style:family="table">
      <style:table-properties style:width="17cm" fo:margin-left="-0.206cm" fo:margin-top="0cm" fo:margin-bottom="0cm" table:align="left" style:writing-mode="lr-tb"/>
    </style:style>
    <style:style style:name="Table3.A" style:family="table-column">
      <style:table-column-properties style:column-width="5.666cm"/>
    </style:style>
    <style:style style:name="Table3.B" style:family="table-column">
      <style:table-column-properties style:column-width="5.66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1"/>
    </style:style>
    <style:style style:name="Table4" style:family="table">
      <style:table-properties style:width="17cm" fo:margin-left="-0.206cm" fo:margin-top="0cm" fo:margin-bottom="0cm" table:align="left" style:writing-mode="lr-tb"/>
    </style:style>
    <style:style style:name="Table4.A" style:family="table-column">
      <style:table-column-properties style:column-width="5.666cm"/>
    </style:style>
    <style:style style:name="Table4.B" style:family="table-column">
      <style:table-column-properties style:column-width="5.66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1"/>
    </style:style>
    <style:style style:name="Table5" style:family="table">
      <style:table-properties style:width="17cm" fo:margin-left="-0.206cm" fo:margin-top="0cm" fo:margin-bottom="0cm" table:align="left" style:writing-mode="lr-tb"/>
    </style:style>
    <style:style style:name="Table5.A" style:family="table-column">
      <style:table-column-properties style:column-width="5.666cm"/>
    </style:style>
    <style:style style:name="Table5.B" style:family="table-column">
      <style:table-column-properties style:column-width="5.667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/>
      <style:text-properties style:font-name="Arial" style:font-name-asian="Arial1" style:font-name-complex="Arial1"/>
    </style:style>
    <style:style style:name="P4" style:family="paragraph" style:parent-style-name="Standard">
      <style:paragraph-properties fo:margin-top="0cm" fo:margin-bottom="0cm" loext:contextual-spacing="false"/>
      <style:text-properties style:font-name="Arial" fo:font-size="11pt" style:font-name-asian="Arial1" style:font-size-asian="11pt" style:font-name-complex="Arial1" style:font-size-complex="11pt"/>
    </style:style>
    <style:style style:name="P5" style:family="paragraph" style:parent-style-name="Standard">
      <style:paragraph-properties fo:margin-top="0cm" fo:margin-bottom="0cm" loext:contextual-spacing="false" fo:line-height="115%"/>
      <style:text-properties style:font-name="Arial" fo:font-size="11pt" style:font-name-asian="Arial1" style:font-size-asian="11pt" style:font-name-complex="Arial1" style:font-size-complex="11pt"/>
    </style:style>
    <style:style style:name="P6" style:family="paragraph" style:parent-style-name="Standard">
      <style:paragraph-properties fo:margin-top="0cm" fo:margin-bottom="0cm" loext:contextual-spacing="false" fo:text-align="end" style:justify-single-word="false" fo:padding-left="0cm" fo:padding-right="0cm" fo:padding-top="0cm" fo:padding-bottom="0.035cm" fo:border-left="none" fo:border-right="none" fo:border-top="none" fo:border-bottom="0.51pt solid #000001"/>
    </style:style>
    <style:style style:name="P7" style:family="paragraph" style:parent-style-name="Standard">
      <style:paragraph-properties fo:margin-left="0cm" fo:margin-right="0cm" fo:margin-top="0cm" fo:margin-bottom="0.247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0" style:family="paragraph" style:parent-style-name="Standard">
      <loext:graphic-properties draw:fill="solid" draw:fill-color="#ffffff"/>
      <style:paragraph-properties fo:margin-left="1.27cm" fo:margin-right="0.6cm" fo:margin-top="0.212cm" fo:margin-bottom="0.282cm" loext:contextual-spacing="false" fo:line-height="100%" fo:text-indent="0cm" style:auto-text-indent="false" fo:background-color="#ffffff" fo:padding="0cm" fo:border="none"/>
    </style:style>
    <style:style style:name="P11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P12" style:family="paragraph" style:parent-style-name="Standard">
      <style:paragraph-properties fo:margin-left="1.27cm" fo:margin-right="0cm" fo:margin-top="0cm" fo:margin-bottom="0cm" loext:contextual-spacing="false" fo:line-height="115%" fo:text-indent="0cm" style:auto-text-indent="false"/>
      <style:text-properties style:font-name="Arial" fo:font-size="11pt" fo:background-color="#ffffff" style:font-name-asian="Arial1" style:font-size-asian="11pt" style:font-name-complex="Arial1" style:font-size-complex="11pt"/>
    </style:style>
    <style:style style:name="P13" style:family="paragraph" style:parent-style-name="Standard">
      <style:paragraph-properties fo:margin-left="1.27cm" fo:margin-right="0cm" fo:margin-top="0cm" fo:margin-bottom="0cm" loext:contextual-spacing="false" fo:line-height="115%" fo:text-indent="0cm" style:auto-text-indent="false"/>
    </style:style>
    <style:style style:name="P14" style:family="paragraph" style:parent-style-name="Standard">
      <style:paragraph-properties fo:margin-left="1.27cm" fo:margin-right="0cm" fo:margin-top="0cm" fo:margin-bottom="0.353cm" loext:contextual-spacing="false" fo:line-height="100%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5" style:family="paragraph" style:parent-style-name="Standard">
      <style:paragraph-properties fo:margin-left="1.27cm" fo:margin-right="0cm" fo:margin-top="0cm" fo:margin-bottom="0.247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1.27cm" style:auto-text-indent="false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8" style:family="paragraph" style:parent-style-name="Heading_20_2">
      <style:paragraph-properties fo:margin-top="0.353cm" fo:margin-bottom="0.212cm" loext:contextual-spacing="false"/>
      <style:text-properties style:font-name="Arial" style:font-name-asian="Arial1" style:font-name-complex="Arial1"/>
    </style:style>
    <style:style style:name="P19" style:family="paragraph" style:parent-style-name="Heading_20_2">
      <style:paragraph-properties fo:margin-top="0.353cm" fo:margin-bottom="0.247cm" loext:contextual-spacing="false" fo:line-height="115%"/>
    </style:style>
    <style:style style:name="P20" style:family="paragraph" style:parent-style-name="Standard" style:list-style-name="WWNum8">
      <style:text-properties style:font-name="Arial" fo:font-size="11pt" style:font-name-asian="Arial1" style:font-size-asian="11pt" style:font-name-complex="Arial1" style:font-size-complex="11pt"/>
    </style:style>
    <style:style style:name="P21" style:family="paragraph" style:parent-style-name="Standard" style:list-style-name="WWNum8">
      <style:text-properties style:font-name="Arial" style:font-name-asian="Arial1" style:font-name-complex="Arial1"/>
    </style:style>
    <style:style style:name="P22" style:family="paragraph" style:parent-style-name="Standard">
      <style:paragraph-properties fo:margin-top="0cm" fo:margin-bottom="0cm" loext:contextual-spacing="false"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23" style:family="paragraph" style:parent-style-name="Standard" style:master-page-name="Standard">
      <style:paragraph-properties fo:margin-top="0cm" fo:margin-bottom="0cm" loext:contextual-spacing="false" style:page-number="1"/>
      <style:text-properties style:font-name="Arial" style:font-name-asian="Arial1" style:font-name-complex="Arial1"/>
    </style:style>
    <style:style style:name="P24" style:family="paragraph" style:parent-style-name="Standard">
      <style:paragraph-properties fo:margin-left="0cm" fo:margin-right="0cm" fo:margin-top="0cm" fo:margin-bottom="0.247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style:font-name="Arial" style:font-name-asian="Arial1" style:font-name-complex="Arial1"/>
    </style:style>
    <style:style style:name="P25" style:family="paragraph" style:parent-style-name="Standard" style:list-style-name="WWNum2">
      <style:paragraph-properties fo:margin-left="1.27cm" fo:margin-right="0cm" fo:margin-top="0cm" fo:margin-bottom="0cm" loext:contextual-spacing="true" fo:line-height="115%" fo:text-indent="-0.635cm" style:auto-text-indent="false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26" style:family="paragraph" style:parent-style-name="Standard" style:list-style-name="WWNum9">
      <style:paragraph-properties fo:margin-left="1.27cm" fo:margin-right="0cm" fo:margin-top="0cm" fo:margin-bottom="0cm" loext:contextual-spacing="true" fo:line-height="115%" fo:text-indent="-0.635cm" style:auto-text-indent="false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27" style:family="paragraph" style:parent-style-name="Standard" style:list-style-name="WWNum7">
      <style:paragraph-properties fo:margin-left="1.27cm" fo:margin-right="0cm" fo:margin-top="0cm" fo:margin-bottom="0cm" loext:contextual-spacing="true" fo:text-indent="-0.635cm" style:auto-text-indent="false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28" style:family="paragraph" style:parent-style-name="Standard" style:list-style-name="WWNum3">
      <style:paragraph-properties fo:margin-left="1.27cm" fo:margin-right="0cm" fo:margin-top="0cm" fo:margin-bottom="0cm" loext:contextual-spacing="true" fo:text-indent="-0.635cm" style:auto-text-indent="false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29" style:family="paragraph" style:parent-style-name="Standard" style:list-style-name="WWNum6">
      <style:paragraph-properties fo:margin-left="1.27cm" fo:margin-right="0cm" fo:margin-top="0cm" fo:margin-bottom="0cm" loext:contextual-spacing="true" fo:text-indent="-0.635cm" style:auto-text-indent="false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30" style:family="paragraph" style:parent-style-name="Standard" style:list-style-name="WWNum4">
      <style:paragraph-properties fo:margin-left="1.27cm" fo:margin-right="0cm" fo:margin-top="0cm" fo:margin-bottom="0cm" loext:contextual-spacing="true" fo:line-height="115%" fo:text-indent="-0.635cm" style:auto-text-indent="false"/>
      <style:text-properties style:font-name="Arial" fo:font-size="11pt" fo:font-weight="bold" fo:background-color="#ffffff" style:font-name-asian="Arial1" style:font-size-asian="11pt" style:font-weight-asian="bold" style:font-name-complex="Arial1" style:font-size-complex="11pt"/>
    </style:style>
    <style:style style:name="P31" style:family="paragraph" style:parent-style-name="Standard">
      <style:paragraph-properties fo:margin-left="1.27cm" fo:margin-right="0cm" fo:margin-top="0cm" fo:margin-bottom="0cm" loext:contextual-spacing="false" fo:line-height="115%" fo:text-indent="0cm" style:auto-text-indent="false"/>
      <style:text-properties style:font-name="Arial" fo:font-size="11pt" fo:background-color="#ffffff" style:font-name-asian="Arial1" style:font-size-asian="11pt" style:font-name-complex="Arial1" style:font-size-complex="11pt"/>
    </style:style>
    <style:style style:name="P32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3" style:family="paragraph" style:parent-style-name="Standard">
      <style:paragraph-properties fo:margin-left="1.27cm" fo:margin-right="0cm" fo:margin-top="0cm" fo:margin-bottom="0cm" loext:contextual-spacing="false" fo:line-height="115%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4" style:family="paragraph" style:parent-style-name="Standard">
      <style:paragraph-properties fo:margin-left="1.27cm" fo:margin-right="0cm" fo:margin-top="0cm" fo:margin-bottom="0.247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style:font-name="Arial" fo:font-size="11pt" style:font-name-asian="Arial1" style:font-size-asian="11pt" style:font-name-complex="Arial1" style:font-size-complex="11pt"/>
    </style:style>
    <style:style style:name="P35" style:family="paragraph" style:parent-style-name="Standard">
      <style:paragraph-properties fo:margin-left="1.27cm" fo:margin-right="0cm" fo:margin-top="0cm" fo:margin-bottom="0.247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style:font-name="Arial" fo:font-size="11pt" fo:background-color="#ffffff" style:font-name-asian="Arial1" style:font-size-asian="11pt" style:font-name-complex="Arial1" style:font-size-complex="11pt"/>
    </style:style>
    <style:style style:name="P36" style:family="paragraph" style:parent-style-name="Standard">
      <style:paragraph-properties fo:margin-top="0cm" fo:margin-bottom="0.353cm" loext:contextual-spacing="false" fo:line-height="100%"/>
      <style:text-properties style:font-name="Arial" fo:font-size="11pt" style:font-name-asian="Arial1" style:font-size-asian="11pt" style:font-name-complex="Arial1" style:font-size-complex="11pt"/>
    </style:style>
    <style:style style:name="P37" style:family="paragraph" style:parent-style-name="Standard" style:list-style-name="WWNum1">
      <style:paragraph-properties fo:margin-left="2.54cm" fo:margin-right="0cm" fo:margin-top="0cm" fo:margin-bottom="0.353cm" loext:contextual-spacing="true" fo:line-height="100%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8" style:family="paragraph" style:parent-style-name="Standard" style:list-style-name="WWNum5">
      <style:paragraph-properties fo:margin-left="2.54cm" fo:margin-right="0cm" fo:margin-top="0cm" fo:margin-bottom="0.353cm" loext:contextual-spacing="true" fo:line-height="100%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9" style:family="paragraph" style:parent-style-name="Heading_20_1" style:list-style-name="WWNum8">
      <style:paragraph-properties fo:margin-left="0cm" fo:margin-right="0cm" fo:margin-top="0.423cm" fo:margin-bottom="0.212cm" loext:contextual-spacing="false" fo:text-indent="0cm" style:auto-text-indent="false"/>
      <style:text-properties style:font-name="Arial" style:font-name-asian="Arial1" style:font-name-complex="Arial1"/>
    </style:style>
    <style:style style:name="P40" style:family="paragraph" style:parent-style-name="Heading_20_2" style:list-style-name="WWNum8">
      <style:text-properties style:font-name="Arial" style:font-name-asian="Arial1" style:font-name-complex="Arial1"/>
    </style:style>
    <style:style style:name="P41" style:family="paragraph" style:parent-style-name="Heading_20_2" style:list-style-name="WWNum8">
      <style:text-properties style:font-name="Arial" fo:font-size="16pt" style:font-name-asian="Arial1" style:font-size-asian="16pt" style:font-name-complex="Arial1" style:font-size-complex="16pt"/>
    </style:style>
    <style:style style:name="P42" style:family="paragraph" style:parent-style-name="Heading_20_2">
      <style:paragraph-properties fo:margin-top="0.353cm" fo:margin-bottom="0.212cm" loext:contextual-spacing="false"/>
      <style:text-properties style:font-name="Arial" style:font-name-asian="Arial1" style:font-name-complex="Arial1"/>
    </style:style>
    <style:style style:name="P43" style:family="paragraph" style:parent-style-name="Heading_20_2">
      <style:paragraph-properties fo:margin-top="0.353cm" fo:margin-bottom="0.247cm" loext:contextual-spacing="false" fo:line-height="115%"/>
      <style:text-properties style:font-name="Arial" style:font-name-asian="Arial1" style:font-name-complex="Arial1"/>
    </style:style>
    <style:style style:name="P44" style:family="paragraph" style:parent-style-name="Heading_20_4">
      <style:paragraph-properties fo:margin-top="0.423cm" fo:margin-bottom="0.071cm" loext:contextual-spacing="false"/>
      <style:text-properties style:font-name="Arial" style:font-name-asian="Arial1" style:font-name-complex="Arial1"/>
    </style:style>
    <style:style style:name="P45" style:family="paragraph" style:parent-style-name="Heading_20_4">
      <style:paragraph-properties fo:margin-top="0.423cm" fo:margin-bottom="0.071cm" loext:contextual-spacing="false" fo:orphans="0" fo:widows="0"/>
      <style:text-properties style:font-name="Arial" style:font-name-asian="Arial1" style:font-name-complex="Arial1"/>
    </style:style>
    <style:style style:name="P46" style:family="paragraph" style:parent-style-name="Title">
      <style:paragraph-properties fo:margin-top="0.423cm" fo:margin-bottom="0.212cm" loext:contextual-spacing="false"/>
      <style:text-properties style:font-name="Arial" style:font-name-asian="Arial1" style:font-name-complex="Arial1"/>
    </style:style>
    <style:style style:name="P47" style:family="paragraph" style:parent-style-name="Subtitle">
      <style:paragraph-properties fo:margin-top="0.106cm" fo:margin-bottom="0.212cm" loext:contextual-spacing="false"/>
      <style:text-properties style:font-name="Arial" style:font-name-asian="Arial1" style:font-name-complex="Arial1"/>
    </style:style>
    <style:style style:name="T1" style:family="text">
      <style:text-properties style:font-name="Arial" fo:font-size="11pt" style:font-name-asian="Arial1" style:font-size-asian="11pt" style:font-name-complex="Arial1" style:font-size-complex="11pt"/>
    </style:style>
    <style:style style:name="T2" style:family="text">
      <style:text-properties style:font-name="Arial" fo:font-size="11pt" fo:background-color="#ffffff" loext:char-shading-value="0" style:font-name-asian="Arial1" style:font-size-asian="11pt" style:font-name-complex="Arial1" style:font-size-complex="11pt"/>
    </style:style>
    <style:style style:name="T3" style:family="text">
      <style:text-properties fo:color="#0000ff" style:font-name="Arial" fo:font-size="11pt" style:font-name-asian="Arial1" style:font-size-asian="11pt" style:font-name-complex="Arial1" style:font-size-complex="11pt"/>
    </style:style>
    <style:style style:name="T4" style:family="text">
      <style:text-properties fo:color="#0000ff" style:font-name="Arial" fo:font-size="11pt" fo:background-color="#ffffff" loext:char-shading-value="0" style:font-name-asian="Arial1" style:font-size-asian="11pt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46">Informe etapa I</text:p>
      <text:p text:style-name="P47">Cumplimiento de estándares</text:p>
      <text:p text:style-name="P1"/>
      <text:p text:style-name="P24"><text:tab/>Autores: Armendariz, Leonardo Nicolás - Muiña, Sebastián Gabriel - Steib, Cristian</text:p>
      <text:list xml:id="list1411316406" text:style-name="WWNum8">
        <text:list-item>
          <text:p text:style-name="P39">1. Validaciones al sitio web</text:p>
        </text:list-item>
        <text:list-item>
          <text:p text:style-name="P20">Las herramientas de validación que fueron utilizadas para desarrollar esta documentación <text:tab/>son las siguientes:</text:p>
        </text:list-item>
      </text:list>
      <text:p text:style-name="P5"/>
      <text:list xml:id="list3255433714" text:style-name="WWNum2">
        <text:list-item>
          <text:p text:style-name="P25">Markup Validation Service: </text:p>
        </text:list-item>
      </text:list>
      <text:p text:style-name="P10"><text:span text:style-name="T2">Este validador es una herramienta gratuita que fue creado por W3C (el consorcio de la WWW) que verifica la sintaxis de los documentos web en HTML, XHTML, SMIL, MathML, etc.<text:line-break/></text:span><text:a xlink:type="simple" xlink:href="http://validator.w3.org./" text:style-name="Internet_20_link" text:visited-style-name="Visited_20_Internet_20_Link"><text:span text:style-name="T3">http://validator.w3.org/</text:span></text:a></text:p>
      <text:p text:style-name="P12"/>
      <text:list xml:id="list3959414780" text:style-name="WWNum4">
        <text:list-item>
          <text:p text:style-name="P30">CSS Validation Service: </text:p>
        </text:list-item>
      </text:list>
      <text:p text:style-name="P12">Validador de hoja de cascada de estilos (CSS) y documentos HTML con hojas de estilo integrado.</text:p>
      <text:p text:style-name="P13"><text:a xlink:type="simple" xlink:href="http://jigsaw.w3.org/css-validator/" text:style-name="Internet_20_link" text:visited-style-name="Visited_20_Internet_20_Link"><text:span text:style-name="T3">http://jigsaw.w3.org/css-validator/</text:span></text:a></text:p>
      <text:p text:style-name="P9"/>
      <text:list xml:id="list3005439336" text:style-name="WWNum9">
        <text:list-item>
          <text:p text:style-name="P26">Web Accessibility Checker:</text:p>
        </text:list-item>
      </text:list>
      <text:p text:style-name="P33">Esta herramienta comprueba que una página HTML cumpla con los estándares de accesibilidad para garantizar que cualquier persona pueda acceder al contenido.</text:p>
      <text:p text:style-name="P16"><text:a xlink:type="simple" xlink:href="https://achecker.ca/checker" text:style-name="Internet_20_link" text:visited-style-name="Visited_20_Internet_20_Link">https://achecker.ca/checker</text:a><text:span text:style-name="T3"> </text:span></text:p>
      <text:p text:style-name="P17"/>
      <text:list xml:id="list2570034865" text:style-name="WWNum7">
        <text:list-item>
          <text:p text:style-name="P27">Simor:</text:p>
        </text:list-item>
      </text:list>
      <text:p text:style-name="P32">Simor nos ayuda a desarrollar aplicaciones web totalmente accesibles, asegurando el cumplimiento de las pautas WCAG 2.0.</text:p>
      <text:p text:style-name="P11"><text:a xlink:type="simple" xlink:href="http://simor.linti.unlp.edu.ar/" text:style-name="Internet_20_link" text:visited-style-name="Visited_20_Internet_20_Link">http://simor.linti.unlp.edu.ar/</text:a><text:span text:style-name="T3"> </text:span></text:p>
      <text:p text:style-name="P8"/>
      <text:list xml:id="list210500233" text:style-name="WWNum3">
        <text:list-item>
          <text:p text:style-name="P28">WebAIM Web accessibility in mind:</text:p>
        </text:list-item>
      </text:list>
      <text:p text:style-name="P32">WebAIM ofrece servicios completos de accesibilidad web. Independientemente del tipo o tamaño del sitio web que analicemos, WebAIM puede ayudar a garantizarnos que sea accesible y utilizable para las personas con discapacidades.</text:p>
      <text:p text:style-name="P16"><text:a xlink:type="simple" xlink:href="https://webaim.org/resources/contrastchecker/" text:style-name="Internet_20_link" text:visited-style-name="Visited_20_Internet_20_Link">https://webaim.org/resources/contrastchecker/</text:a><text:span text:style-name="T3"> <text:s text:c="2"/></text:span></text:p>
      <text:p text:style-name="P17"/>
      <text:list xml:id="list585170809" text:style-name="WWNum6">
        <text:list-item>
          <text:p text:style-name="P29">SonarQube :</text:p>
        </text:list-item>
      </text:list>
      <text:p text:style-name="P32">SonarQube es una herramienta de inspección continua, que proporciona la capacidad no solo de mostrar el estado de una aplicación sino también de resaltar los problemas que se presentaron recientemente, y comparar entre las diferentes versiones del mismo proyecto.</text:p>
      <text:p text:style-name="P16"><text:a xlink:type="simple" xlink:href="https://www.sonarqube.org/" text:style-name="Internet_20_link" text:visited-style-name="Visited_20_Internet_20_Link"><text:span text:style-name="T3">https://www.sonarqube.org/</text:span></text:a></text:p>
      <text:p text:style-name="P4"/>
      <text:list xml:id="list231642979169957" text:continue-list="list1411316406" text:style-name="WWNum8">
        <text:list-item>
          <text:list>
            <text:list-item>
              <text:p text:style-name="P40"><text:bookmark text:name="_tqhpf9qpcfud"/><text:soft-page-break/>2. Problemas y sugerencias tratadas</text:p>
            </text:list-item>
            <text:list-item>
              <text:p text:style-name="P40"><text:bookmark text:name="_okpu6gv8ifh4"/>2.1 Simor</text:p>
            </text:list-item>
          </text:list>
        </text:list-item>
      </text:list>
      <text:p text:style-name="P3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45"><text:bookmark text:name="_3ite2taisbxu"/>Elemento</text:p>
          </table:table-cell>
          <table:table-cell table:style-name="Table1.A1" office:value-type="string">
            <text:p text:style-name="P45"><text:bookmark text:name="_85imqt551423"/>Descripción</text:p>
          </table:table-cell>
          <table:table-cell table:style-name="Table1.A1" office:value-type="string">
            <text:p text:style-name="P45"><text:bookmark text:name="_f9ywjs89s7vz"/>Solución</text:p>
          </table:table-cell>
        </table:table-row>
        <table:table-row table:style-name="Table1.1">
          <table:table-cell table:style-name="Table1.A1" office:value-type="string">
            <text:p text:style-name="P22">&lt;label&gt;</text:p>
          </table:table-cell>
          <table:table-cell table:style-name="Table1.A1" office:value-type="string">
            <text:p text:style-name="P36">Los elementos label deben tener texto</text:p>
          </table:table-cell>
          <table:table-cell table:style-name="Table1.A1" office:value-type="string">
            <text:p text:style-name="P36">Se agregaron textos a los labels para verse en los dispositivos que consideramos necesarios</text:p>
          </table:table-cell>
        </table:table-row>
        <table:table-row table:style-name="Table1.1">
          <table:table-cell table:style-name="Table1.A1" office:value-type="string">
            <text:p text:style-name="P22">&lt;input&gt;</text:p>
          </table:table-cell>
          <table:table-cell table:style-name="Table1.A1" office:value-type="string">
            <text:p text:style-name="P22">Todo los inputs tienen que tener su label asociado</text:p>
          </table:table-cell>
          <table:table-cell table:style-name="Table1.A1" office:value-type="string">
            <text:p text:style-name="P22">Se agregó label, solo es visible para los dispositivos de lectura en los casos donde consideramos que correspondía.</text:p>
          </table:table-cell>
        </table:table-row>
        <table:table-row table:style-name="Table1.1">
          <table:table-cell table:style-name="Table1.A1" office:value-type="string">
            <text:p text:style-name="P22">&lt;img&gt;</text:p>
          </table:table-cell>
          <table:table-cell table:style-name="Table1.A1" office:value-type="string">
            <text:p text:style-name="P22">Toda imagen debe tener un texto alternativo</text:p>
          </table:table-cell>
          <table:table-cell table:style-name="Table1.A1" office:value-type="string">
            <text:p text:style-name="P22">Se agregaron los textos correspondientes.</text:p>
          </table:table-cell>
        </table:table-row>
        <table:table-row table:style-name="Table1.1">
          <table:table-cell table:style-name="Table1.A1" office:value-type="string">
            <text:p text:style-name="P22">&lt;img&gt;</text:p>
          </table:table-cell>
          <table:table-cell table:style-name="Table1.A1" office:value-type="string">
            <text:p text:style-name="P22">El atributo onclick no debe usarse en las etiquetas &lt;img&gt;</text:p>
          </table:table-cell>
          <table:table-cell table:style-name="Table1.A1" office:value-type="string">
            <text:p text:style-name="P22">Se dejo como está, no es conveniente poner una imagen dentro de un button.</text:p>
          </table:table-cell>
        </table:table-row>
        <table:table-row table:style-name="Table1.1">
          <table:table-cell table:style-name="Table1.A1" office:value-type="string">
            <text:p text:style-name="P22">&lt;img&gt;</text:p>
          </table:table-cell>
          <table:table-cell table:style-name="Table1.A1" office:value-type="string">
            <text:p text:style-name="P36">Todos los elementos, exceptuando los de formularios y los de ancla, que tengan definidos manejadores de eventos deben contener un rol válido</text:p>
          </table:table-cell>
          <table:table-cell table:style-name="Table1.A1" office:value-type="string">
            <text:p text:style-name="P36">Se incluyó él role=”button”</text:p>
          </table:table-cell>
        </table:table-row>
        <table:table-row table:style-name="Table1.1">
          <table:table-cell table:style-name="Table1.A1" office:value-type="string">
            <text:p text:style-name="P22">&lt;img&gt;</text:p>
          </table:table-cell>
          <table:table-cell table:style-name="Table1.A1" office:value-type="string">
            <text:p text:style-name="P36">La etiqueta debe contener el atributo “onkeypress”</text:p>
          </table:table-cell>
          <table:table-cell table:style-name="Table1.A1" office:value-type="string">
            <text:p text:style-name="P36">Al ser una imagen es difícil incorporar el atributo onkeypress, por lo tanto se deja como está.</text:p>
          </table:table-cell>
        </table:table-row>
        <table:table-row table:style-name="Table1.1">
          <table:table-cell table:style-name="Table1.A1" office:value-type="string">
            <text:p text:style-name="P22">&lt;a&gt;</text:p>
          </table:table-cell>
          <table:table-cell table:style-name="Table1.A1" office:value-type="string">
            <text:p text:style-name="P36">El propósito del link debe estar determinado por el contexto</text:p>
          </table:table-cell>
          <table:table-cell table:style-name="Table1.A1" office:value-type="string">
            <text:p text:style-name="P36">Se cambio la referencia del enlace para que no haya repeticiones.</text:p>
            <text:p text:style-name="P36">(Se repetían porque es un prototipo)</text:p>
          </table:table-cell>
        </table:table-row>
      </table:table>
      <text:list xml:id="list231642570391347" text:continue-numbering="true" text:style-name="WWNum8">
        <text:list-item>
          <text:list>
            <text:list-item>
              <text:p text:style-name="P41"><text:bookmark text:name="_irozv0qlpz2x"/></text:p>
            </text:list-item>
            <text:list-item>
              <text:p text:style-name="P21"/>
            </text:list-item>
            <text:list-item>
              <text:p text:style-name="P40"><text:bookmark text:name="_th5p8md5djqt"/><text:soft-page-break/>2.2 W3C HTML</text:p>
            </text:list-item>
          </text:list>
        </text:list-item>
      </text:list>
      <text:p text:style-name="P3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45"><text:bookmark text:name="_m181umpmpi15"/>Elemento</text:p>
          </table:table-cell>
          <table:table-cell table:style-name="Table2.A1" office:value-type="string">
            <text:p text:style-name="P45"><text:bookmark text:name="_h2j2c2uupxbh"/>Descripción</text:p>
          </table:table-cell>
          <table:table-cell table:style-name="Table2.A1" office:value-type="string">
            <text:p text:style-name="P45"><text:bookmark text:name="_f9ywjs89s7vz1"/>Solución</text:p>
          </table:table-cell>
        </table:table-row>
        <table:table-row table:style-name="Table2.1">
          <table:table-cell table:style-name="Table2.A1" office:value-type="string">
            <text:p text:style-name="P22">&lt;img&gt;</text:p>
          </table:table-cell>
          <table:table-cell table:style-name="Table2.A1" office:value-type="string">
            <text:p text:style-name="P36">Estilos en la misma etiqueta</text:p>
          </table:table-cell>
          <table:table-cell table:style-name="Table2.A1" office:value-type="string">
            <text:p text:style-name="P36">Se pasaron todos los estilos de las etiquetas el archivo CSS</text:p>
          </table:table-cell>
        </table:table-row>
      </table:table>
      <text:p text:style-name="P18"><text:bookmark text:name="_xp4dx5lv3g6w"/></text:p>
      <text:p text:style-name="P3"/>
      <text:list xml:id="list231642486087639" text:continue-numbering="true" text:style-name="WWNum8">
        <text:list-item>
          <text:p text:style-name="P40"><text:bookmark text:name="_3kcidcklf0lh"/>2.3 W3C CSS</text:p>
          <text:list>
            <text:list-item>
              <text:p text:style-name="P21"/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45"><text:bookmark text:name="_q5j5456n6ztq"/>Elemento</text:p>
          </table:table-cell>
          <table:table-cell table:style-name="Table3.A1" office:value-type="string">
            <text:p text:style-name="P45"><text:bookmark text:name="_el3arxmfsh3"/>Descripción</text:p>
          </table:table-cell>
          <table:table-cell table:style-name="Table3.A1" office:value-type="string">
            <text:p text:style-name="P45"><text:bookmark text:name="_qsn8u486qsat"/>Solución</text:p>
          </table:table-cell>
        </table:table-row>
        <table:table-row table:style-name="Table3.1">
          <table:table-cell table:style-name="Table3.A1" office:value-type="string">
            <text:p text:style-name="P22">CSS archivo</text:p>
          </table:table-cell>
          <table:table-cell table:style-name="Table3.A1" office:value-type="string">
            <text:p text:style-name="P36">La pseudo-clase focus-within, la cual no se encuentra en versiones anteriores a la CSS 4</text:p>
          </table:table-cell>
          <table:table-cell table:style-name="Table3.A1" office:value-type="string">
            <text:p text:style-name="P36">No se tomó ninguna medida, ya que consideramos que los navegadores modernos lo soportan</text:p>
          </table:table-cell>
        </table:table-row>
      </table:table>
      <text:p text:style-name="P18"><text:bookmark text:name="_d3r6l7dlogzl"/></text:p>
      <text:p text:style-name="P3"/>
      <text:p text:style-name="P18"><text:bookmark text:name="_ixa1dhopvhbx"/><text:tab/>2.4 SonarQube</text:p>
      <text:p text:style-name="P3"/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45"><text:bookmark text:name="_ix9b4kqyh98s"/>Elemento</text:p>
          </table:table-cell>
          <table:table-cell table:style-name="Table4.A1" office:value-type="string">
            <text:p text:style-name="P45"><text:bookmark text:name="_exvw0454bkcp"/>Descripción</text:p>
          </table:table-cell>
          <table:table-cell table:style-name="Table4.A1" office:value-type="string">
            <text:p text:style-name="P45"><text:bookmark text:name="_f9ywjs89s7vz2"/>Solución</text:p>
          </table:table-cell>
        </table:table-row>
        <table:table-row table:style-name="Table4.1">
          <table:table-cell table:style-name="Table4.A1" office:value-type="string">
            <text:p text:style-name="P22">CSS archivo</text:p>
          </table:table-cell>
          <table:table-cell table:style-name="Table4.A1" office:value-type="string">
            <text:p text:style-name="P36">Advertencia en el orden de precedencia de los selectores por una cuestión de legibilidad</text:p>
          </table:table-cell>
          <table:table-cell table:style-name="Table4.A1" office:value-type="string">
            <text:p text:style-name="P36">Se reordenaron los bloques de estilo.</text:p>
          </table:table-cell>
        </table:table-row>
        <table:table-row table:style-name="Table4.1">
          <table:table-cell table:style-name="Table4.A1" office:value-type="string">
            <text:p text:style-name="P22">CSS archivo</text:p>
          </table:table-cell>
          <table:table-cell table:style-name="Table4.A1" office:value-type="string">
            <text:p text:style-name="P36">Valor de atributo incorrecto. “float: center”</text:p>
          </table:table-cell>
          <table:table-cell table:style-name="Table4.A1" office:value-type="string">
            <text:p text:style-name="P36">Se eliminó el atributo</text:p>
          </table:table-cell>
        </table:table-row>
      </table:table>
      <text:p text:style-name="P3"/>
      <text:p text:style-name="P3"/>
      <text:p text:style-name="P3"/>
      <text:p text:style-name="P3"/>
      <text:p text:style-name="P43"><text:bookmark text:name="_raxswex43xln"/><text:soft-page-break/><text:tab/>2.5 Validaciones de accesibilidad WCAG 2.0 - level AA</text:p>
      <text:p text:style-name="P3"/>
      <table:table table:name="Table5" table:style-name="Table5">
        <table:table-column table:style-name="Table5.A"/>
        <table:table-column table:style-name="Table5.B" table:number-columns-repeated="2"/>
        <table:table-row table:style-name="Table5.1">
          <table:table-cell table:style-name="Table5.A1" office:value-type="string">
            <text:p text:style-name="P45"><text:bookmark text:name="_v1kiwxe2hkcg"/>Elemento</text:p>
          </table:table-cell>
          <table:table-cell table:style-name="Table5.A1" office:value-type="string">
            <text:p text:style-name="P44"><text:bookmark text:name="_4m1srpywzoms"/>Descripción</text:p>
          </table:table-cell>
          <table:table-cell table:style-name="Table5.A1" office:value-type="string">
            <text:p text:style-name="P44"><text:bookmark text:name="_zfrmtsoj99z5"/>Solución</text:p>
          </table:table-cell>
        </table:table-row>
        <table:table-row table:style-name="Table5.1">
          <table:table-cell table:style-name="Table5.A1" office:value-type="string">
            <text:p text:style-name="P22">Contraste entre fondo y texto</text:p>
          </table:table-cell>
          <table:table-cell table:style-name="Table5.A1" office:value-type="string">
            <text:p text:style-name="P36">El contraste entre el fondo y el texto debe tener una relación mayor a 4.5:1</text:p>
          </table:table-cell>
          <table:table-cell table:style-name="Table5.A1" office:value-type="string">
            <text:p text:style-name="P36">Se cambiaron los colores para cumplir el estándar AA</text:p>
          </table:table-cell>
        </table:table-row>
      </table:table>
      <text:p text:style-name="P18"><text:bookmark text:name="_ibtdb2k0r78k"/></text:p>
      <text:p text:style-name="P1"/>
      <text:p text:style-name="P19"><text:bookmark text:name="_9ibvfgdwjc7h"/><text:tab/>2.6 Problemas sin resolver detectados con SIMOR</text:p>
      <text:list xml:id="list3446564178" text:style-name="WWNum1">
        <text:list-item>
          <text:p text:style-name="P37">El validador nos decía que una imagen (el logo) <text:s/>no es conveniente que esté con él atributo onclick, pero se dejó como estaba ya qué <text:s/>no sería conveniente reemplazarla por un button.</text:p>
        </text:list-item>
      </text:list>
      <text:p text:style-name="P14"/>
      <text:list xml:id="list3263606960" text:style-name="WWNum5">
        <text:list-item>
          <text:p text:style-name="P38">El validador nos pedía que le asignemos un atributo “onkeypress” al logo pero eso sería adecuado si se aplica a un input por ejemplo, en este caso decidimos no hacer nada al respecto ya que una imagen no es conveniente que tenga un atributo “onkeypress”.</text:p>
        </text:list-item>
      </text:list>
      <text:p text:style-name="P14"/>
      <text:list xml:id="list231644258925977" text:continue-list="list231642486087639" text:style-name="WWNum8">
        <text:list-item>
          <text:p text:style-name="P39"/>
        </text:list-item>
        <text:list-item>
          <text:p text:style-name="P39">3. Conclusiones</text:p>
        </text:list-item>
      </text:list>
      <text:p text:style-name="P34">La web del Hospital Dr. Alejandro Korn está cumpliendo con los estándares W3C para los archivos html y css que en ella se encuentran alojados. </text:p>
      <text:p text:style-name="P15"><text:span text:style-name="T1">Además cumple con las pautas de accesibilidad para el contenido Web (WCAG) 2.0 </text:span><text:span text:style-name="T2">y el estándar AA. </text:span></text:p>
      <text:p text:style-name="P35">Hay algunos puntos detectados por el validador Simor donde se ha decidido no corregirlos y se explica el por qué en la sección 2.6 de este documento.</text:p>
      <text:p text:style-name="P15"><text:span text:style-name="T2">Puede encontrar los resultados de los analisis de SonarQube en el siguiente enlace: </text:span><text:a xlink:type="simple" xlink:href="https://sonar.debuguear.com/dashboard?id=hospital-korn" text:style-name="Internet_20_link" text:visited-style-name="Visited_20_Internet_20_Link"><text:span text:style-name="T4">https://sonar.debuguear.com/dashboard?id=hospital-korn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AR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8pt" fo:font-weight="bold" style:font-name-asian="Liberation Sans1" style:font-family-asian="'Liberation Sans'" style:font-family-generic-asian="system" style:font-pitch-asian="variable" style:font-size-asian="18pt" style:font-weight-asian="bold" style:font-name-complex="Liberation Sans1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.212cm" loext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6pt" fo:font-weight="bold" style:font-name-asian="Liberation Sans1" style:font-family-asian="'Liberation Sans'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loext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iberation Sans1" style:font-family-asian="'Liberation Sans'" style:font-family-generic-asian="system" style:font-pitch-asian="variable" style:font-size-asian="28pt" style:font-weight-asian="bold" style:font-name-complex="Liberation Sans1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106cm" fo:margin-bottom="0.212cm" loext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18pt" style:font-name-asian="Liberation Sans1" style:font-family-asian="'Liberation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8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fo:font-size="11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fo:font-size="11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fo:font-size="11pt"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fo:font-size="11pt"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fo:font-size="11pt"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end" style:justify-single-word="false"/>
    </style:style>
    <style:style style:name="MP2" style:family="paragraph" style:parent-style-name="Standard">
      <style:paragraph-properties fo:margin-top="0cm" fo:margin-bottom="0cm" loext:contextual-spacing="false" fo:text-align="end" style:justify-single-word="false" fo:padding-left="0cm" fo:padding-right="0cm" fo:padding-top="0cm" fo:padding-bottom="0.035cm" fo:border-left="none" fo:border-right="none" fo:border-top="none" fo:border-bottom="0.51pt solid #00000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1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542cm" fo:margin-left="0cm" fo:margin-right="0cm" fo:margin-bottom="1.44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Proyecto de Software </text:p>
        <text:p text:style-name="MP2"><text:s/>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date>2018-09-15T23:16:41.964438622</dc:date>
    <meta:editing-duration>PT19S</meta:editing-duration>
    <meta:editing-cycles>1</meta:editing-cycles>
    <meta:document-statistic meta:table-count="5" meta:image-count="0" meta:object-count="0" meta:page-count="4" meta:paragraph-count="94" meta:word-count="713" meta:character-count="4622" meta:non-whitespace-character-count="3978"/>
  </office:meta>
</office:document-meta>
</file>